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tab-stop style:position="3.0417in"/>
        </style:tab-stops>
      </style:paragraph-properties>
      <style:text-properties style:font-name="Linux Biolinum O" fo:font-size="12pt" fo:language="fr" fo:country="FR" fo:font-weight="bold" officeooo:rsid="0009d14f" officeooo:paragraph-rsid="0009d14f" style:font-size-asian="12pt" style:font-weight-asian="bold" style:font-size-complex="12pt" style:font-weight-complex="bold"/>
    </style:style>
    <style:style style:name="P2" style:family="paragraph" style:parent-style-name="Standard">
      <style:paragraph-properties fo:text-align="start" style:justify-single-word="false">
        <style:tab-stops>
          <style:tab-stop style:position="3.0417in"/>
        </style:tab-stops>
      </style:paragraph-properties>
      <style:text-properties style:font-name="Linux Biolinum O" fo:font-size="12pt" fo:language="fr" fo:country="FR" fo:font-weight="bold" officeooo:rsid="0009d14f" officeooo:paragraph-rsid="000c5c29"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0417in"/>
        </style:tab-stops>
      </style:paragraph-properties>
      <style:text-properties style:font-name="Linux Biolinum O" fo:font-size="12pt" fo:language="fr" fo:country="FR" fo:font-weight="bold" officeooo:rsid="000eb947" officeooo:paragraph-rsid="000eb947"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0417in"/>
        </style:tab-stops>
      </style:paragraph-properties>
      <style:text-properties style:font-name="Linux Biolinum O" fo:font-size="16pt" fo:language="fr" fo:country="FR" officeooo:rsid="00027156" officeooo:paragraph-rsid="00027156" style:font-size-asian="14pt" style:font-size-complex="16pt"/>
    </style:style>
    <style:style style:name="P5" style:family="paragraph" style:parent-style-name="Standard">
      <style:paragraph-properties fo:text-align="start" style:justify-single-word="false">
        <style:tab-stops>
          <style:tab-stop style:position="3.0417in"/>
        </style:tab-stops>
      </style:paragraph-properties>
      <style:text-properties style:font-name="Linux Biolinum O" fo:font-size="16pt" fo:language="fr" fo:country="FR" officeooo:rsid="0009d14f" officeooo:paragraph-rsid="000c5c29" style:font-size-asian="14pt" style:font-size-complex="16pt"/>
    </style:style>
    <style:style style:name="P6" style:family="paragraph" style:parent-style-name="Standard">
      <style:paragraph-properties fo:text-align="start" style:justify-single-word="false">
        <style:tab-stops>
          <style:tab-stop style:position="3.0417in"/>
        </style:tab-stops>
      </style:paragraph-properties>
      <style:text-properties style:font-name="Linux Biolinum O" fo:font-size="16pt" fo:language="fr" fo:country="FR" fo:font-weight="normal" officeooo:rsid="00188108" officeooo:paragraph-rsid="001a1bb2" style:font-size-asian="14pt" style:font-weight-asian="normal" style:font-size-complex="16pt" style:font-weight-complex="normal"/>
    </style:style>
    <style:style style:name="P7" style:family="paragraph" style:parent-style-name="Standard">
      <style:paragraph-properties fo:text-align="start" style:justify-single-word="false">
        <style:tab-stops>
          <style:tab-stop style:position="3.0417in"/>
        </style:tab-stops>
      </style:paragraph-properties>
      <style:text-properties style:font-name="Linux Biolinum O" fo:font-size="16pt" fo:language="fr" fo:country="FR" fo:font-weight="normal" officeooo:rsid="001c1444" officeooo:paragraph-rsid="001c1444" style:font-size-asian="14pt" style:font-weight-asian="normal" style:font-size-complex="16pt" style:font-weight-complex="normal"/>
    </style:style>
    <style:style style:name="P8" style:family="paragraph" style:parent-style-name="Standard">
      <style:paragraph-properties fo:text-align="center" style:justify-single-word="false">
        <style:tab-stops>
          <style:tab-stop style:position="3.0417in"/>
        </style:tab-stops>
      </style:paragraph-properties>
      <style:text-properties style:font-name="Linux Biolinum O" fo:font-size="24pt" fo:language="fr" fo:country="FR" officeooo:rsid="00027156" officeooo:paragraph-rsid="00027156" style:font-size-asian="24pt" style:font-size-complex="24pt"/>
    </style:style>
    <style:style style:name="T1" style:family="text">
      <style:text-properties officeooo:rsid="000328bc"/>
    </style:style>
    <style:style style:name="T2" style:family="text">
      <style:text-properties officeooo:rsid="00119a91"/>
    </style:style>
    <style:style style:name="T3" style:family="text">
      <style:text-properties officeooo:rsid="00134f03"/>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328bc" style:font-size-asian="12pt" style:font-weight-asian="bold" style:font-size-complex="12pt" style:font-weight-complex="bold"/>
    </style:style>
    <style:style style:name="T6" style:family="text">
      <style:text-properties fo:font-size="12pt" fo:font-weight="bold" officeooo:rsid="000c5c29" style:font-size-asian="12pt" style:font-weight-asian="bold" style:font-size-complex="12pt" style:font-weight-complex="bold"/>
    </style:style>
    <style:style style:name="T7" style:family="text">
      <style:text-properties fo:font-size="12pt" fo:font-weight="bold" officeooo:rsid="000d3f1b" style:font-size-asian="12pt" style:font-weight-asian="bold" style:font-size-complex="12pt" style:font-weight-complex="bold"/>
    </style:style>
    <style:style style:name="T8" style:family="text">
      <style:text-properties officeooo:rsid="001a1bb2"/>
    </style:style>
    <style:style style:name="T9" style:family="text">
      <style:text-properties style:text-line-through-style="none" style:text-line-through-type="none"/>
    </style:style>
    <style:style style:name="T10" style:family="text">
      <style:text-properties style:text-line-through-style="none" style:text-line-through-type="none" officeooo:rsid="001a1bb2"/>
    </style:style>
    <style:style style:name="T11" style:family="text">
      <style:text-properties style:text-line-through-style="none" style:text-line-through-type="none" fo:font-style="normal" style:font-style-asian="normal" style:font-style-complex="normal"/>
    </style:style>
    <style:style style:name="T12" style:family="text">
      <style:text-properties style:text-line-through-style="none" style:text-line-through-type="none" officeooo:rsid="001c14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te rendu semaine 1</text:p>
      <text:p text:style-name="P8"/>
      <text:p text:style-name="P4"><text:span text:style-name="T4">Lors de ma première semaine de stage, j’ai eu pour mission de déployer des OS sur des Raspberry Zero 2W. Mais tout ne c’est pas passé comme prévu, lors de mes début, je ne pouvais même pas accédé au Os ou au modèle de puce disponible sur Raspberry Imager, j’ai donc chercher des solution de mise à jours en vein car mon problème avais pour origine le proxy. Une fois ce problème dépacer, j’ai pu commencer à déployer un Os sur les puces. Lors du déploiment, nous n’avions pas la capaciter de connecter les puces en Hdmi afin d’avoir un vue avec un ecran des possible problème de déploiment. J’ai donc essayer différent OS avant d’en trouvé un que la puce puisse le faire tournée. L’OS que jai trouvé le plus efficace sur cette infrastructure était le Raspberry PI OS Lite (32 bits) qui tournais bien mais je me suis retrouvé face à un nouveaux problème. Lors de l’instalation première de l’OS (le flash) je ne pouvais pas communiqué l’ip en dur de la maquette, ce qui devenais un problème des lors que je devais accéder en SSH au puce pour leurs transmettre cette IP. J’ai donc dû mettre reflasher les puce en mettant un mots de passe Wifi et un nom de réseaux Wifi. Le réseau de l’Onera étant protogé, il était donc impossible de connecter les puces directement sur ce réseaux. J’ai donc après un certain nombre de tentative compris que je devrait mettre en place un partage de connection depuis mon smartphone. J’ai donc crée ce réseau privée à partir de mon Iphone ce qui m’as value une nouvelle salve d’essai totalement infructueux. Cela à causé problème que je soit avec un partage de connexion provenant d’un Iphone, j’ai donc tenté ma dernière chance en me connectant via un câble USB directement de mon PC à ma puce. </text:span><text:span text:style-name="T5">Après une journée de teste j’en ai conclue que mes puces ne réussirai pas à ce connecté à mon Ordianteur. </text:span><text:span text:style-name="T1">J’ai donc atteint la limite technique. Cela signifie que je n’avais plus aucune solution technique à m’as disposition et j’ai donc cherché à me réouvrir des portes. </text:span><text:span text:style-name="T5">Pour cela, j’ai donc décidé d’apporter mon ancien portable un Samsung qui pourrai potentiellement me débloqué.</text:span></text:p>
      <text:p text:style-name="P1">Un nouveaux départ ? </text:p>
      <text:p text:style-name="P1">Après l’arrivée du téléphone Samsung et de son réseaux disponible par les puces Raspberry, un illumination viens, et si l’OS de debiant que j’utilise depuis le début et le bon ? </text:p>
      <text:p text:style-name="P1">Réponse : NON.</text:p>
      <text:p text:style-name="P2">Remise en question de toute les procédures et toute les galères subit depuis le début du stage. </text:p>
      <text:p text:style-name="P5"><text:span text:style-name="T4">Une avancée notable </text:span><text:span text:style-name="T6">as eu lieu. J’ai pu passé la glace de cet univer et enfin réussi à connecter ma carte sur mon réseaux. Après cela j’ai pu me connecter en SSH sur ma puce, et alors copier mon fichier cible dessus. Après avoir effectué ces opérations, il m’as fallu télécharger des données sur la carte afin qu’elle ce déplace en état de méchage. </text:span><text:span text:style-name="T7">Une fois cela fais, un algoritme ce déclanché dans le system et essayer de joindre les autres cartes en vain, lors de la premier salve, j’avais laissé mes deux cartes sur la même ip, je n’ai donc pas eu de résultat concluant, pour le deuxième essaye, j’ai connecté une carte supplémentaire et j’ai essayé de laissé l’algorithme faire ces ping seul, cepandant, aucune carte ne s’est connecté entre elle est je n’ai eu qu’un résultat à base de host introuvable. </text:span></text:p>
      <text:p text:style-name="P3">Après plusieurs tentative ce réinstallation ou même de mise en place d’infrastructure, mon maitre de stage m’as finalement conseiller d’abandonner debiant et de partir vers un ubuntu LTS, me voilà donc de nouveaux à reflasé toute les puces qui m’on était passé afin de tenté de remettre en place l’infrastructure. J’ai donc réinstaller l’os sur toute les puces. <text:span text:style-name="T2">Suite au tentive raté et au problème qui sont survenu, j’ai décidé après beaucoup trop de problème résolu, et de problème qui apparaisser sans aucune idée de pourquoi </text:span><text:soft-page-break/><text:span text:style-name="T2">ou de comment, comme par exemple, le problème de login, il y as eu 2 niveaux de problème, premier niveaux, à chaque connexion il y avais un retour de mauvais login et dans un deuxième temps, il y avais la possibilité de ce connecter mais quasiment directement on ce retouvé avec un fenêtre qui obliger le changement de mots de passe et dés lors on rentrée les informations du changment, premier mots de passe avant la confirmation, la page ce mettais à jour en remettant en question la connextion, tout cela systématiquement. </text:span><text:span text:style-name="T3">Suite à une salve teste et de torture immorale sur les protocles qui constitue le ssh dans cette environnement, Suite à un premier problème qui est super ridicule, je ne pouvais pas lancé mon service, j’ai découvert après trop longtemps que mon problème vennais d’une faute d’orthographe dans un fichier de conf, c’était terrible. Ensuite je me suis retrouvé avec le soucis de connexion, il y as un problme de communication des clef public et je n’arrive pas à trouvé pourquoi. J’ai mise à jour tout les fichiers de conf coté serveur, j’ai donnée les droits, copier la clef public à la mains, lais rien à faire cela ne marche pas. </text:span></text:p>
      <text:p text:style-name="P3"/>
      <text:p text:style-name="P6">Suite à une semaine d’essaie, et d’étude de ubuntu, lecture de doc, analyse de résultat, expérimentation, j’ai fini par arrivée au bout et à lancé une machine ubuntu, pour cela, j’ai retrouvé l’algorithme de cryptage des mots de passe ubuntu ( yescrypt ) et j’ai utilisé cette algorithme pour encrypté directement un mots de passe en dehors de mon ubuntu serveur, <text:span text:style-name="T8">sur ma machine ubuntu client avec la commande mkpasswd -</text:span><text:span text:style-name="T10">m (yescrypt)</text:span><text:span text:style-name="T9">. Ensuite, j’ai copié ce mots de passe dans un fichier qui était localiser dans le </text:span><text:span text:style-name="T11">/etc</text:span><text:span text:style-name="T9">/shadows . C’est le fichier qui contient les mots de passe crypté de toute la machine. </text:span><text:span text:style-name="T10">Les utilisateurs sont stocké dans le </text:span><text:span text:style-name="T11">/etc</text:span><text:span text:style-name="T9">/</text:span><text:span text:style-name="T10">passwd. J’ai ensuite remarqué que mon ssh ne marché pas, alors j’ai longement cherché une solution à cela mais je n’ai pas eu la reponse du pourquoi, cepandant mon maitre de stage à récupere la clef public du ssh de mon émetteur pour les déposés sur la puce raspberry. Suite à cela nous avions réparé une grande partie de ubuntu, j’ai aussi longement fais des recherches sur Cloud-Init. J’ai pu comprend le fonctionnement mais je ne maitrise pas suffisement l’outils pour expliqué correctement l’outil, ce que je sais c’est que lors du démarage, c’est à lui que l’on dois la configuration réseaux, la configuration ssh et la configuration des utilisateurs. </text:span><text:span text:style-name="T12">J’ai ensuite tenté de retravailler le scripte d’exécution de changement de mode.</text:span></text:p>
      <text:p text:style-name="P7"><text:span text:style-name="T12">S</text:span><text:span text:style-name="T9">uite à cela mon maitre de stage m’as suggérer de repassée sur une licences debiant ( bookworm ) car il estime que cette licence avais fonctionner et que le scipte initial fonctionnais sur cette lice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1-14T14:18:13.131426963</meta:creation-date>
    <dc:date>2026-01-23T12:18:23.322864964</dc:date>
    <meta:editing-duration>P1DT1H27M49S</meta:editing-duration>
    <meta:editing-cycles>7</meta:editing-cycles>
    <meta:generator>LibreOffice/6.4.7.2$Linux_X86_64 LibreOffice_project/40$Build-2</meta:generator>
    <meta:document-statistic meta:table-count="0" meta:image-count="0" meta:object-count="0" meta:page-count="2" meta:paragraph-count="10" meta:word-count="1132" meta:character-count="6521" meta:non-whitespace-character-count="5393"/>
  </office:meta>
</office:document-meta>
</file>